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style:font-name="Cabrion"/>
    </style:style>
    <style:style style:name="P2" style:family="paragraph" style:parent-style-name="Text_20_body">
      <style:text-properties fo:color="#800000" style:font-name="Cabrion" fo:font-style="italic" style:font-style-asian="italic" style:font-style-complex="italic"/>
    </style:style>
    <style:style style:name="T1" style:family="text">
      <style:text-properties officeooo:rsid="001459d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ttre type de refus de payer:</text:p>
      <text:p text:style-name="P1"/>
      <text:p text:style-name="P1">Objet: Grève des loyers</text:p>
      <text:p text:style-name="P1"/>
      <text:p text:style-name="P1"/>
      <text:p text:style-name="P1"/>
      <text:p text:style-name="P1">Madame, Monsieur, </text:p>
      <text:p text:style-name="P1"/>
      <text:p text:style-name="P1">Je suis locataire de votre bien immobilier sis n° rue... Je vous adresse ce courrier pour vous informer qu'au vu de la situation actuelle, nous nous voyons dans l’incapacité de payer le loyer ce mois-ci et certainement les prochains. <text:line-break/>Vous n'êtes pas sans être au courant du contexte tout particulier de crise sanitaire que nous connaissons actuellement. Les mesures imposées par l'état ainsi que les diverses conséquences de cette situation privent nombre de personnes de leurs moyens de subsistance, plongeant encore plus une bonne partie de la population dans la pauvreté qui constitue déjà notre quotidien.<text:line-break/>Du fait de cette crise sanitaire qui appelle déjà une crise économique, les prix grimpent en ce moment même, notamment ceux de la nourriture, tandis que nos revenus, salaires, moyens de survie, subissent des coupes sèches immédiates.<text:line-break/>Les mois qui arrivent seront donc des mois aux revenus insuffisants pour à la fois payer son loyer, les factures et manger. Nous sommes nombreux à être dans ce cas et à ne pouvoir faire autrement au regard de ce qu'il se passe. Ceci n’est pas une initiative individuelle mais bien une nécessité pour de nombreuses personnes afin de pouvoir vivre. Cette démarche collective est déjà portée largement en France et plus globalement dans plusieurs pays du monde.<text:line-break/>Vous retourner contre les personnes garantes de mon logement ne servirait à rien car elles se retrouvent dans le même type de situation que nous venons de décrire. Lancer une procédure d'expulsion ne <text:span text:style-name="T1">réglerait</text:span> en rien la situation et vous couterait encore plus d'argent. Nous vous invitons donc à vous tourner vers qui vous semblera judicieux.</text:p>
      <text:p text:style-name="P1">Restant à votre disposition pour toute information complémentaire, je vous prie d'agréer, Madame, Monsieur, l'expression de mes sentiments les plus sincè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Cabrion" svg:font-family="Cabri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7T09:41:15.679123885</meta:creation-date>
    <dc:date>2020-04-17T09:42:22.894838700</dc:date>
    <meta:editing-duration>PT1M8S</meta:editing-duration>
    <meta:editing-cycles>1</meta:editing-cycles>
    <meta:document-statistic meta:table-count="0" meta:image-count="0" meta:object-count="0" meta:page-count="1" meta:paragraph-count="5" meta:word-count="300" meta:character-count="1875" meta:non-whitespace-character-count="1578"/>
    <meta:generator>LibreOffice/5.1.6.2$Linux_X86_64 LibreOffice_project/10m0$Build-2</meta:generator>
  </office:meta>
</office:document-meta>
</file>